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Georgia" svg:font-family="Georgia, 'Bitstream Charter', 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7" style:family="paragraph" style:parent-style-name="Text_20_body">
      <style:text-properties officeooo:rsid="009ec15d" officeooo:paragraph-rsid="0254ba37"/>
    </style:style>
    <style:style style:name="P8" style:family="paragraph" style:parent-style-name="Text_20_body">
      <style:text-properties officeooo:rsid="00bb0d18" officeooo:paragraph-rsid="00bb0d18"/>
    </style:style>
    <style:style style:name="P9" style:family="paragraph" style:parent-style-name="Text_20_body">
      <style:text-properties officeooo:rsid="00bc5d4a" officeooo:paragraph-rsid="00bc5d4a"/>
    </style:style>
    <style:style style:name="P10" style:family="paragraph" style:parent-style-name="Text_20_body">
      <style:text-properties officeooo:paragraph-rsid="00bb0d18"/>
    </style:style>
    <style:style style:name="P11" style:family="paragraph" style:parent-style-name="Text_20_body">
      <style:text-properties officeooo:rsid="00b6fcfa" officeooo:paragraph-rsid="00e500a5"/>
    </style:style>
    <style:style style:name="P12" style:family="paragraph" style:parent-style-name="Text_20_body">
      <style:text-properties style:font-name="Arial" fo:language="de" fo:country="DE" officeooo:rsid="0037dde6" officeooo:paragraph-rsid="0037dde6"/>
    </style:style>
    <style:style style:name="P13" style:family="paragraph" style:parent-style-name="Heading_20_3">
      <style:text-properties officeooo:paragraph-rsid="009edb47"/>
    </style:style>
    <style:style style:name="P14" style:family="paragraph" style:parent-style-name="Heading_20_3">
      <style:text-properties officeooo:rsid="0017bd26" officeooo:paragraph-rsid="0017bd26"/>
    </style:style>
    <style:style style:name="P15" style:family="paragraph" style:parent-style-name="Footer">
      <style:paragraph-properties fo:text-align="end" style:justify-single-word="false"/>
      <style:text-properties style:font-name="Arial" fo:language="de" fo:country="DE"/>
    </style:style>
    <style:style style:name="P16" style:family="paragraph" style:parent-style-name="Footer">
      <style:paragraph-properties fo:text-align="end" style:justify-single-word="false"/>
      <style:text-properties style:font-name="Arial"/>
    </style:style>
    <style:style style:name="P17" style:family="paragraph" style:parent-style-name="Text_20_body" style:list-style-name="L1">
      <style:text-properties style:font-name="Arial" fo:language="de" fo:country="DE" officeooo:rsid="002c83dc" officeooo:paragraph-rsid="009ff2a5"/>
    </style:style>
    <style:style style:name="P18" style:family="paragraph" style:parent-style-name="Text_20_body" style:list-style-name="L1">
      <style:text-properties style:font-name="Arial" fo:language="de" fo:country="DE" officeooo:rsid="003c0d2f" officeooo:paragraph-rsid="009ff2a5"/>
    </style:style>
    <style:style style:name="P19" style:family="paragraph" style:parent-style-name="Text_20_body" style:list-style-name="L1">
      <style:text-properties style:font-name="Arial" fo:language="de" fo:country="DE" officeooo:rsid="002fe1d5" officeooo:paragraph-rsid="009ff2a5"/>
    </style:style>
    <style:style style:name="P20" style:family="paragraph" style:parent-style-name="Text_20_body" style:list-style-name="L1">
      <style:text-properties style:font-name="Arial" fo:language="de" fo:country="DE" officeooo:rsid="00324cb5" officeooo:paragraph-rsid="009ff2a5"/>
    </style:style>
    <style:style style:name="P21" style:family="paragraph" style:parent-style-name="Text_20_body" style:list-style-name="L1">
      <style:text-properties style:font-name="Arial" fo:language="de" fo:country="DE" officeooo:rsid="0071e14b" officeooo:paragraph-rsid="009ff2a5"/>
    </style:style>
    <style:style style:name="P22" style:family="paragraph" style:parent-style-name="Text_20_body" style:list-style-name="L1">
      <style:text-properties officeooo:rsid="002c83dc" officeooo:paragraph-rsid="009ff2a5"/>
    </style:style>
    <style:style style:name="P23" style:family="paragraph" style:parent-style-name="Text_20_body">
      <style:text-properties officeooo:rsid="00b6fcfa" officeooo:paragraph-rsid="017a8e84"/>
    </style:style>
    <style:style style:name="P24" style:family="paragraph" style:parent-style-name="Text_20_body">
      <style:text-properties officeooo:rsid="001f3e40" officeooo:paragraph-rsid="00257995"/>
    </style:style>
    <style:style style:name="P25" style:family="paragraph" style:parent-style-name="Heading_20_2">
      <style:text-properties fo:color="#f2ba4b" style:font-name="Arial" fo:background-color="transparent"/>
    </style:style>
    <style:style style:name="P26" style:family="paragraph" style:parent-style-name="Heading_20_2">
      <style:text-properties fo:color="#f2ba4b" style:font-name="Arial" officeooo:rsid="009e104d" officeooo:paragraph-rsid="009e104d" fo:background-color="transparent"/>
    </style:style>
    <style:style style:name="P27" style:family="paragraph" style:parent-style-name="Heading_20_2">
      <style:text-properties officeooo:paragraph-rsid="0085c007"/>
    </style:style>
    <style:style style:name="P28" style:family="paragraph" style:parent-style-name="Heading_20_2">
      <style:text-properties officeooo:paragraph-rsid="009edb47"/>
    </style:style>
    <style:style style:name="P29" style:family="paragraph" style:parent-style-name="Heading_20_2">
      <style:text-properties officeooo:paragraph-rsid="009ff2a5"/>
    </style:style>
    <style:style style:name="P30" style:family="paragraph" style:parent-style-name="Heading_20_2" style:list-style-name="">
      <style:text-properties officeooo:paragraph-rsid="00368265"/>
    </style:style>
    <style:style style:name="P31" style:family="paragraph" style:parent-style-name="Heading_20_2">
      <style:paragraph-properties fo:break-before="page"/>
      <style:text-properties officeooo:paragraph-rsid="00368265"/>
    </style:style>
    <style:style style:name="P32" style:family="paragraph" style:parent-style-name="Header_20_right">
      <style:paragraph-properties fo:text-align="end" style:justify-single-word="false"/>
      <style:text-properties style:font-name="Arial" fo:font-size="10pt" style:font-size-asian="10pt" style:font-size-complex="10pt"/>
    </style:style>
    <style:style style:name="P33" style:family="paragraph" style:parent-style-name="Heading_20_1" style:master-page-name="Standard">
      <style:paragraph-properties style:page-number="5"/>
      <style:text-properties style:font-name="Arial" fo:language="de" fo:country="DE"/>
    </style:style>
    <style:style style:name="P3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5" style:family="paragraph" style:parent-style-name="Footnote">
      <style:text-properties officeooo:rsid="001be9cc" officeooo:paragraph-rsid="001be9cc"/>
    </style:style>
    <style:style style:name="P36" style:family="paragraph" style:parent-style-name="Footnote">
      <style:text-properties officeooo:rsid="001f3e40" officeooo:paragraph-rsid="001f3e40"/>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19bf46" fo:background-color="transparent" loext:char-shading-value="0" style:font-size-asian="12pt" style:font-size-complex="12pt"/>
    </style:style>
    <style:style style:name="T19"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20" style:family="text">
      <style:text-properties officeooo:rsid="00bc5d4a"/>
    </style:style>
    <style:style style:name="T21" style:family="text">
      <style:text-properties fo:color="#f2ba4b" style:font-name="Arial" fo:background-color="transparent" loext:char-shading-value="0"/>
    </style:style>
    <style:style style:name="T22" style:family="text">
      <style:text-properties fo:color="#f2ba4b" style:font-name="Arial" officeooo:rsid="009edb47" fo:background-color="transparent" loext:char-shading-value="0"/>
    </style:style>
    <style:style style:name="T23" style:family="text">
      <style:text-properties officeooo:rsid="0088a65f"/>
    </style:style>
    <style:style style:name="T24" style:family="text">
      <style:text-properties officeooo:rsid="017a8e84"/>
    </style:style>
    <style:style style:name="T25" style:family="text">
      <style:text-properties officeooo:rsid="0177aa20"/>
    </style:style>
    <style:style style:name="T26" style:family="text">
      <style:text-properties officeooo:rsid="01796a04"/>
    </style:style>
    <style:style style:name="T27" style:family="text">
      <style:text-properties officeooo:rsid="00e500a5"/>
    </style:style>
    <style:style style:name="T28" style:family="text">
      <style:text-properties officeooo:rsid="00e8a846"/>
    </style:style>
    <style:style style:name="T29" style:family="text">
      <style:text-properties officeooo:rsid="00ef4c3c"/>
    </style:style>
    <style:style style:name="T30" style:family="text">
      <style:text-properties officeooo:rsid="00e8ecc8"/>
    </style:style>
    <style:style style:name="T31" style:family="text">
      <style:text-properties officeooo:rsid="001806f5"/>
    </style:style>
    <style:style style:name="T32" style:family="text">
      <style:text-properties officeooo:rsid="0036c2cd"/>
    </style:style>
    <style:style style:name="T33" style:family="text">
      <style:text-properties officeooo:rsid="001bf02a"/>
    </style:style>
    <style:style style:name="T34" style:family="text">
      <style:text-properties officeooo:rsid="001f153c"/>
    </style:style>
    <style:style style:name="T35" style:family="text">
      <style:text-properties officeooo:rsid="002323cb"/>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Einleitung</text:h>
      <text:p text:style-name="P6"><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6" text:outline-level="2">Ausgangssituation &amp; Themendarstellung</text:h>
      <text:p text:style-name="P7">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5" text:outline-level="2">Motivation</text:h>
      <text:p text:style-name="P8">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20">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9"><text:soft-page-break/>Mit dieser Arbeit gilt es nun zu untersuchen, welche Probleme bei einer nicht optimierten Webseite auftreten können und welche Maßnahmen es zu ergreifen gilt.</text:p>
      <text:h text:style-name="P27" text:outline-level="2"><text:span text:style-name="T21">Ziel</text:span><text:span text:style-name="T22">setzung</text:span></text:h>
      <text:p text:style-name="P10"><text:span text:style-name="T13">Das Ziel der </text:span><text:span text:style-name="T14">Forschung</text:span><text:span text:style-name="T13"> ist,</text:span><text:span text:style-name="T15"> </text:span><text:span text:style-name="T19">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8" text:outline-level="2"><text:span text:style-name="T23">Forschungsm</text:span>ethoden</text:h>
      <text:h text:style-name="P13" text:outline-level="3">Literaturrecherche</text:h>
      <text:p text:style-name="P23">Initial wird eine Literaturrecherche der vorhanden Fachliteratur durchgeführt, um das <text:span text:style-name="T24">Untersuchungsgebiet</text:span> zu <text:span text:style-name="T25">analysieren</text:span> <text:span text:style-name="T25">und bereits bestehendes Wissen zu sammeln</text:span><text:note text:id="ftn3" text:note-class="footnote"><text:note-citation>3</text:note-citation><text:note-body><text:p text:style-name="P3">Vgl. Krul, 2015.</text:p></text:note-body></text:note>. <text:span text:style-name="T26">Das Ziel ist es, die</text:span> wichtigsten Themengebiete, <text:span text:style-name="T26">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6">. Im Anschluss werden</text:span> <text:span text:style-name="T25">die relevantesten Informationen im Rahmen dieser Bachelorarbeit diskutiert und als Grounded Theory verwertet.</text:span></text:p>
      <text:h text:style-name="P14" text:outline-level="3">Ground<text:span text:style-name="T33">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0" text:note-class="footnote"><text:note-citation>5</text:note-citation><text:note-body><text:p text:style-name="P35"><text:span text:style-name="T32">Steinhausen, </text:span>2014, <text:span text:style-name="T34">zitiert nach Strauss/Corbin, 1996, S. 8.</text:span></text:p></text:note-body></text:note>.</text:p>
      <text:p text:style-name="P24">Wie im Zitat beschrieben, ist die Grounded Theory eine Methode zur Auswertung. Diese ist geeignet für explorative Forschungsfragen, die eine Prozess- bzw. Handlungsempfehlung enthält. <text:span text:style-name="T35">Ziel ist es innere </text:span><text:soft-page-break/><text:span text:style-name="T35">Zusammenhänge im Untersuchungsbereich zu verstehen. Der Prozess besteht aus Erhebung, Analyse und Entwicklung neuer Theorien</text:span><text:note text:id="ftn7" text:note-class="footnote"><text:note-citation>6</text:note-citation><text:note-body><text:p text:style-name="P36">Vgl. Steinhausen, 2014.</text:p></text:note-body></text:note><text:span text:style-name="T35">. Innerhalb dieser Bachelorarbeit werden mehrere Zyklen dieses Prozesses durchlaufen. </text:span></text:p>
      <text:h text:style-name="P13" text:outline-level="3">Experteninterview </text:h>
      <text:p text:style-name="P11">Das eingegrenzte Themengebiet soll <text:span text:style-name="T27">mit Hilfe eines explorativen Experteninterviews</text:span> vertieft und ergänzt werden. <text:span text:style-name="T27">Laut Bogner „</text:span><text:span text:style-name="T6">[…</text:span><text:span text:style-name="T27">]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7"><text:note text:id="ftn5" text:note-class="footnote"><text:note-citation>7</text:note-citation><text:note-body><text:p text:style-name="P4">Bogner, Littig, Menz, 2009, S. 64.</text:p></text:note-body></text:note></text:span><text:span text:style-name="T27">. Das Interview dient dementsprechend der thematischen Strukturierung des Themas</text:span><text:span text:style-name="T27"><text:note text:id="ftn6" text:note-class="footnote"><text:note-citation>8</text:note-citation><text:note-body><text:p text:style-name="P5"><text:span text:style-name="T28">Vgl. </text:span>Bogner, Littig, Menz<text:span text:style-name="T28">,</text:span> 2009, S. 64.</text:p></text:note-body></text:note></text:span><text:span text:style-name="T27">.</text:span></text:p>
      <text:p text:style-name="P11"><text:span text:style-name="T29">Ziel der Befragung des Experten ist es, </text:span>die Realitätsnähe des gesammelten Wissen <text:span text:style-name="T30">zu </text:span>bestätig<text:span text:style-name="T30">en bzw. zu </text:span>falsifizier<text:span text:style-name="T30">en, sowie die thematische Sondierung. Aus diesen Erkenntnissen heraus, werden Richtlinien entwickelt, die als Grundlage für einen weiteren Zyklus der Grounded Theory dienen kann.</text:span></text:p>
      <text:p text:style-name="Text_20_body"><text:s/></text:p>
      <text:h text:style-name="P30" text:outline-level="2"><text:span text:style-name="T3"/></text:h>
      <text:h text:style-name="P31" text:outline-level="2"><text:span text:style-name="T3">F</text:span><text:span text:style-name="T1">orschungsfrag</text:span><text:span text:style-name="T4">e</text:span></text:h>
      <text:p text:style-name="P12">Was kann getan werden, um Webseiten möglichst barrierearm zu gestalten?</text:p>
      <text:h text:style-name="P29" text:outline-level="2"><text:span text:style-name="T3">H</text:span><text:span text:style-name="T1">ypothesen</text:span></text:h>
      <text:list xml:id="list706189939" text:style-name="L1">
        <text:list-item>
          <text:p text:style-name="P17">Menschen mit Behinderung haben es schwer, sich auf Webseiten zurechtzufinden.</text:p>
        </text:list-item>
        <text:list-item>
          <text:p text:style-name="P22"><text:span text:style-name="T1">Menschen mit Sehbehinderung wissen nicht, wo sich einzelne Elemente </text:span><text:span text:style-name="T5">der Webseite </text:span><text:span text:style-name="T1">explizit befinden.</text:span></text:p>
        </text:list-item>
        <text:list-item>
          <text:p text:style-name="P18">Menschen mit Behinderung bedienen ihre Geräte meist mit der Tastatur.</text:p>
        </text:list-item>
        <text:list-item>
          <text:p text:style-name="P17">Nicht alle Elemente einer Webseite können mit der Tastatur erreicht werden.</text:p>
        </text:list-item>
        <text:list-item>
          <text:p text:style-name="P19">Drupal ist in Vergleich zu anderen Content-Management-Systemen barrierearm.</text:p>
        </text:list-item>
        <text:list-item>
          <text:p text:style-name="P20">Für Menschen mit Behinderung ist es schwer, schnell an Informationen zu gelangen.</text:p>
        </text:list-item>
        <text:list-item>
          <text:p text:style-name="P21">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Georgia" svg:font-family="Georgia, 'Bitstream Charter', 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8</text:page-number></text:p>
      </style:footer>
      <style:footer-first>
        <text:p text:style-name="MP3"><text:page-number style:num-format="1"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6T08:21:57.762946169</dc:date>
    <dc:creator>Janet Lehmann</dc:creator>
    <meta:editing-duration>PT3H50M40S</meta:editing-duration>
    <meta:editing-cycles>23</meta:editing-cycles>
    <meta:generator>LibreOffice/6.0.6.2$MacOSX_X86_64 LibreOffice_project/0c292870b25a325b5ed35f6b45599d2ea4458e77</meta:generator>
    <meta:document-statistic meta:table-count="0" meta:image-count="0" meta:object-count="0" meta:page-count="4" meta:paragraph-count="43" meta:word-count="674" meta:character-count="5098" meta:non-whitespace-character-count="4479"/>
    <meta:template xlink:type="simple" xlink:actuate="onRequest" xlink:title="" xlink:href="../Bachelorarbeit_Master.odm" meta:date="2018-08-05T11:04:15.727901518"/>
  </office:meta>
</office:document-meta>
</file>